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15pt"/>
    </style:style>
    <style:style style:name="co4" style:family="table-column">
      <style:table-column-properties fo:break-before="auto" style:column-width="11.5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38.95pt"/>
    </style:style>
    <style:style style:name="co7" style:family="table-column">
      <style:table-column-properties fo:break-before="auto" style:column-width="139.1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53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50.34pt"/>
    </style:style>
    <style:style style:name="co16" style:family="table-column">
      <style:table-column-properties fo:break-before="auto" style:column-width="164.95pt"/>
    </style:style>
    <style:style style:name="co17" style:family="table-column">
      <style:table-column-properties fo:break-before="auto" style:column-width="42.69pt"/>
    </style:style>
    <style:style style:name="co18" style:family="table-column">
      <style:table-column-properties fo:break-before="auto" style:column-width="74.75pt"/>
    </style:style>
    <style:style style:name="co19" style:family="table-column">
      <style:table-column-properties fo:break-before="auto" style:column-width="16.24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17.86pt"/>
    </style:style>
    <style:style style:name="co22" style:family="table-column">
      <style:table-column-properties fo:break-before="auto" style:column-width="126.06pt"/>
    </style:style>
    <style:style style:name="co23" style:family="table-column">
      <style:table-column-properties fo:break-before="auto" style:column-width="22.59pt"/>
    </style:style>
    <style:style style:name="co24" style:family="table-column">
      <style:table-column-properties fo:break-before="auto" style:column-width="72.31pt"/>
    </style:style>
    <style:style style:name="co25" style:family="table-column">
      <style:table-column-properties fo:break-before="auto" style:column-width="14.91pt"/>
    </style:style>
    <style:style style:name="co26" style:family="table-column">
      <style:table-column-properties fo:break-before="auto" style:column-width="138.9pt"/>
    </style:style>
    <style:style style:name="co27" style:family="table-column">
      <style:table-column-properties fo:break-before="auto" style:column-width="34.04pt"/>
    </style:style>
    <style:style style:name="co28" style:family="table-column">
      <style:table-column-properties fo:break-before="auto" style:column-width="13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font-size-asian="10pt" style:font-name-complex="Lohit Devanagari"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3" style:family="text">
      <style:text-properties fo:language="en" fo:country="US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  <style:style style:name="T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iscale_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\toprule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<text:span text:style-name="T2">\multicolumn{8}{c}{</text:span><text:span text:style-name="T3">\textbf{</text:span>Evaluation Objectives}}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<text:span text:style-name="T2">\multicolumn{3}{c}{</text:span><text:span text:style-name="T3">\textbf{</text:span>Experiment Design}}</text:p>
          </table:table-cell>
          <table:table-cell table:number-columns-repeated="7"/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\cmidrule(r{\qquad}l){</text:p>
          </table:table-cell>
          <table:table-cell/>
          <table:table-cell office:value-type="string" calcext:value-type="string">
            <text:p>2-9</text:p>
          </table:table-cell>
          <table:table-cell office:value-type="string" calcext:value-type="string">
            <text:p>}</text:p>
          </table:table-cell>
          <table:table-cell table:style-name="ce4" office:value-type="string" calcext:value-type="string">
            <text:p>\cmidrule(l){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<text:span text:style-name="T1">\textbf{</text:span></text:p>
          </table:table-cell>
          <table:table-cell office:value-type="string" calcext:value-type="string">
            <text:p>Use case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3}{c@{\quad}}{Convergence}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\multicolumn{2}{c}{KPI}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\multicolumn{2}{@{}c@{\quad}}{Var.</text:p>
          </table:table-cell>
          <table:table-cell office:value-type="string" calcext:value-type="string">
            <text:p>Score}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\cmidrule(r{\quad}l){</text:p>
          </table:table-cell>
          <table:table-cell/>
          <table:table-cell office:value-type="string" calcext:value-type="string">
            <text:p>2-2</text:p>
          </table:table-cell>
          <table:table-cell office:value-type="string" calcext:value-type="string">
            <text:p>}</text:p>
          </table:table-cell>
          <table:table-cell table:style-name="ce4" office:value-type="string" calcext:value-type="string">
            <text:p>\cmidrule(r{\quad}l){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}</text:p>
          </table:table-cell>
          <table:table-cell table:style-name="ce4" office:value-type="string" calcext:value-type="string">
            <text:p>\cmidrule(r{\quad}l){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}</text:p>
          </table:table-cell>
          <table:table-cell table:style-name="ce4" office:value-type="string" calcext:value-type="string">
            <text:p>\cmidrule(r{\qquad}l){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xp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f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l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f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f.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#runs$^*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#series$^*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untime\;\; span</text:p>
          </table:table-cell>
          <table:table-cell table:number-columns-repeated="3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\midrule</text:p>
          </table:table-cell>
          <table:table-cell table:number-columns-repeated="1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row{7}{2.5cm}{\centering Depend on networks and protocols}</text:p>
          </table:table-cell>
          <table:table-cell table:number-columns-repeated="3"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atency of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5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\%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\%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5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0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[15pt]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row{2}{*}{False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row{2}{*}{--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row{2}{*}{--}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0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<text:span text:style-name="T4">90</text:span><text:span text:style-name="T5">th</text:span><text:span text:style-name="T4"> perc.</text:span>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0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\bottomr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38"/>
          <table:table-cell table:style-name="ce5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9:46:32.806071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31T09:50:42.200139863</dc:date>
    <meta:editing-duration>PT1H42M54S</meta:editing-duration>
    <meta:editing-cycles>90</meta:editing-cycles>
    <meta:document-statistic meta:table-count="1" meta:cell-count="215" meta:object-count="0"/>
  </office:meta>
</office:document-meta>
</file>